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D9000003D9ECD845AE.png"/>
  <manifest:file-entry manifest:media-type="image/png" manifest:full-path="Pictures/100000000000051B000005ED1511C435.png"/>
  <manifest:file-entry manifest:media-type="image/png" manifest:full-path="Pictures/1000000000000BE7000009AD52599F8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a1" text:anchor-type="paragraph" svg:x="-1cm" svg:y="-1cm" svg:width="12.899cm" svg:height="10.486cm" draw:z-index="0"><draw:image xlink:href="Pictures/1000000000000BE7000009AD52599F8B.png" xlink:type="simple" xlink:show="embed" xlink:actuate="onLoad"/></draw:frame><draw:frame draw:style-name="fr1" draw:name="grafika2" text:anchor-type="paragraph" svg:x="-1cm" svg:y="12cm" svg:width="5.533cm" svg:height="6.422cm" draw:z-index="1"><draw:image xlink:href="Pictures/100000000000051B000005ED1511C435.png" xlink:type="simple" xlink:show="embed" xlink:actuate="onLoad"/></draw:frame><draw:frame draw:style-name="fr1" draw:name="grafika3" text:anchor-type="paragraph" svg:x="6.001cm" svg:y="12cm" svg:width="5.533cm" svg:height="6.422cm" draw:z-index="2"><draw:image xlink:href="Pictures/100000000000051B000005ED1511C435.png" xlink:type="simple" xlink:show="embed" xlink:actuate="onLoad"/></draw:frame><draw:frame draw:style-name="fr1" draw:name="grafika4" text:anchor-type="paragraph" svg:x="-1cm" svg:y="20.001cm" svg:width="5.533cm" svg:height="6.422cm" draw:z-index="3"><draw:image xlink:href="Pictures/100000000000051B000005ED1511C435.png" xlink:type="simple" xlink:show="embed" xlink:actuate="onLoad"/></draw:frame><draw:frame draw:style-name="fr1" draw:name="grafika5" text:anchor-type="paragraph" svg:x="6.001cm" svg:y="20.001cm" svg:width="5.533cm" svg:height="6.422cm" draw:z-index="4"><draw:image xlink:href="Pictures/100000000000051B000005ED1511C435.png" xlink:type="simple" xlink:show="embed" xlink:actuate="onLoad"/></draw:frame><draw:frame draw:style-name="fr1" draw:name="grafika6" text:anchor-type="paragraph" svg:x="14cm" svg:y="2cm" svg:width="4.17cm" svg:height="4.17cm" draw:z-index="5"><draw:image xlink:href="Pictures/10000000000003D9000003D9ECD845AE.png" xlink:type="simple" xlink:show="embed" xlink:actuate="onLoad"/></draw:frame><draw:frame draw:style-name="fr2" draw:name="grafika7" text:anchor-type="paragraph" svg:x="14cm" svg:y="11cm" svg:width="4.17cm" svg:height="4.17cm" draw:z-index="6"><draw:image xlink:href="Pictures/10000000000003D9000003D9ECD845AE.png" xlink:type="simple" xlink:show="embed" xlink:actuate="onLoad"/></draw:frame><draw:frame draw:style-name="fr1" draw:name="grafika8" text:anchor-type="paragraph" svg:x="14cm" svg:y="21.001cm" svg:width="4.17cm" svg:height="4.17cm" draw:z-index="7"><draw:image xlink:href="Pictures/10000000000003D9000003D9ECD845A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09-26T22:47:22.32</meta:creation-date>
    <dc:date>2016-10-11T15:26:29.04</dc:date>
    <meta:editing-duration>PT00H11M33S</meta:editing-duration>
    <meta:editing-cycles>3</meta:editing-cycles>
    <meta:generator>OpenOffice.org/3.1$Win32 OpenOffice.org_project/310m19$Build-9420</meta:generator>
    <meta:document-statistic meta:table-count="0" meta:image-count="8" meta:object-count="0" meta:page-count="1" meta:paragraph-count="0" meta:word-count="0" meta:character-count="0"/>
  </office:meta>
</office:document-meta>
</file>